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42.3mm"/>
    </style:style>
    <style:style style:name="co4" style:family="table-column">
      <style:table-column-properties fo:break-before="auto" style:column-width="32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SET RB0</text:p>
          </table:table-cell>
          <table:table-cell office:value-type="string" calcext:value-type="string">
            <text:p>SET RB1</text:p>
          </table:table-cell>
          <table:table-cell office:value-type="string" calcext:value-type="string">
            <text:p>SET RB2</text:p>
          </table:table-cell>
          <table:table-cell office:value-type="string" calcext:value-type="string">
            <text:p>SET RB3</text:p>
          </table:table-cell>
          <table:table-cell/>
          <table:table-cell office:value-type="string" calcext:value-type="string">
            <text:p>READ RB0</text:p>
          </table:table-cell>
          <table:table-cell office:value-type="string" calcext:value-type="string">
            <text:p>READ RB1</text:p>
          </table:table-cell>
          <table:table-cell office:value-type="string" calcext:value-type="string">
            <text:p>READ RB2</text:p>
          </table:table-cell>
          <table:table-cell office:value-type="string" calcext:value-type="string">
            <text:p>READ RB3</text:p>
          </table:table-cell>
          <table:table-cell office:value-type="string" calcext:value-type="string">
            <text:p>HEX-Value(Key pressed)</text:p>
          </table:table-cell>
          <table:table-cell office:value-type="string" calcext:value-type="string">
            <text:p>Hex-Value(No key)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INPUT_PULLUP</text:p>
          </table:table-cell>
          <table:table-cell office:value-type="string" calcext:value-type="string">
            <text:p>LOW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string" calcext:value-type="string">
            <text:p>INPUT_PULLUP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INPUT_PULLUP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INPUT_PULLUP</text:p>
          </table:table-cell>
          <table:table-cell office:value-type="string" calcext:value-type="string">
            <text:p>LO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INPUT_PULLUP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PUT_PULLU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INPUT_PULLUP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PUT_PULLU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INPUT_PULLUP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PUT_PULLU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INPUT_PULLUP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NPUT_PULLU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PUT_PULLUP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INPUT_PULLU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x0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PUT_PULLUP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INPUT_PULLU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x0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PUT_PULLUP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INPUT_PULLU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PUT_PULLUP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INPUT_PULLU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x0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INPUT_PULLUP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INPUT_PULLUP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INPUT_PULLUP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0x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INPUT_PULLUP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.00.0000</text:date>, <text:time style:data-style-name="N2" text:time-value="12:45:29.52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1:47:10.304000000</meta:creation-date>
    <dc:date>2019-03-02T12:52:11.808000000</dc:date>
    <meta:editing-duration>P1DT12H45M14S</meta:editing-duration>
    <meta:editing-cycles>2</meta:editing-cycles>
    <meta:generator>LibreOffice/6.1.4.2$Windows_X86_64 LibreOffice_project/9d0f32d1f0b509096fd65e0d4bec26ddd1938fd3</meta:generator>
    <meta:document-statistic meta:table-count="1" meta:cell-count="187" meta:object-count="0"/>
  </office:meta>
</office:document-meta>
</file>